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f926b"/>
    </style:style>
    <style:style style:name="P2" style:family="paragraph" style:parent-style-name="Standard">
      <style:text-properties officeooo:paragraph-rsid="002516e5"/>
    </style:style>
    <style:style style:name="P3" style:family="paragraph" style:parent-style-name="Standard">
      <style:text-properties officeooo:rsid="001844b1" officeooo:paragraph-rsid="001844b1"/>
    </style:style>
    <style:style style:name="P4" style:family="paragraph" style:parent-style-name="Standard" style:list-style-name="L1">
      <style:text-properties officeooo:paragraph-rsid="001844b1"/>
    </style:style>
    <style:style style:name="P5" style:family="paragraph" style:parent-style-name="Standard">
      <style:text-properties officeooo:rsid="000fd344" officeooo:paragraph-rsid="00164649"/>
    </style:style>
    <style:style style:name="P6" style:family="paragraph" style:parent-style-name="Standard" style:list-style-name="L2">
      <style:text-properties officeooo:rsid="000fd344" officeooo:paragraph-rsid="00164649"/>
    </style:style>
    <style:style style:name="P7" style:family="paragraph" style:parent-style-name="Standard">
      <style:text-properties officeooo:rsid="000fd344" officeooo:paragraph-rsid="000fd344"/>
    </style:style>
    <style:style style:name="P8" style:family="paragraph" style:parent-style-name="Standard" style:list-style-name="L3">
      <style:text-properties officeooo:rsid="000fd344" officeooo:paragraph-rsid="000fd344"/>
    </style:style>
    <style:style style:name="P9" style:family="paragraph" style:parent-style-name="Standard">
      <style:text-properties officeooo:rsid="000fd344" officeooo:paragraph-rsid="00160066"/>
    </style:style>
    <style:style style:name="P10" style:family="paragraph" style:parent-style-name="Standard" style:list-style-name="L2">
      <style:text-properties officeooo:rsid="001f2569" officeooo:paragraph-rsid="001f2569"/>
    </style:style>
    <style:style style:name="P11" style:family="paragraph" style:parent-style-name="Standard" style:list-style-name="L3">
      <style:text-properties officeooo:paragraph-rsid="000fd344"/>
    </style:style>
    <style:style style:name="P12" style:family="paragraph" style:parent-style-name="Standard" style:list-style-name="L4">
      <style:text-properties officeooo:paragraph-rsid="0013be08"/>
    </style:style>
    <style:style style:name="P13" style:family="paragraph" style:parent-style-name="Standard">
      <style:text-properties officeooo:rsid="00160066" officeooo:paragraph-rsid="00160066"/>
    </style:style>
    <style:style style:name="P14" style:family="paragraph" style:parent-style-name="Standard" style:list-style-name="L5">
      <style:text-properties officeooo:rsid="00160066" officeooo:paragraph-rsid="00160066"/>
    </style:style>
    <style:style style:name="P15" style:family="paragraph" style:parent-style-name="Standard" style:list-style-name="L6">
      <style:text-properties officeooo:paragraph-rsid="00160066"/>
    </style:style>
    <style:style style:name="P16" style:family="paragraph" style:parent-style-name="Standard">
      <style:text-properties officeooo:rsid="00288759" officeooo:paragraph-rsid="00288759"/>
    </style:style>
    <style:style style:name="P17" style:family="paragraph" style:parent-style-name="Standard">
      <style:text-properties fo:font-style="italic" officeooo:rsid="00124778" officeooo:paragraph-rsid="00124778" style:font-style-asian="italic" style:font-style-complex="italic"/>
    </style:style>
    <style:style style:name="P18" style:family="paragraph" style:parent-style-name="Standard" style:list-style-name="L7">
      <style:text-properties fo:font-style="italic" officeooo:rsid="00124778" officeooo:paragraph-rsid="00124778" style:font-style-asian="italic" style:font-style-complex="italic"/>
    </style:style>
    <style:style style:name="P19" style:family="paragraph" style:parent-style-name="Standard">
      <style:text-properties officeooo:rsid="001030e6" officeooo:paragraph-rsid="001030e6"/>
    </style:style>
    <style:style style:name="P20" style:family="paragraph" style:parent-style-name="Standard" style:list-style-name="L8">
      <style:text-properties officeooo:rsid="001030e6" officeooo:paragraph-rsid="001030e6"/>
    </style:style>
    <style:style style:name="P21" style:family="paragraph" style:parent-style-name="Standard" style:list-style-name="L9">
      <style:text-properties officeooo:rsid="001030e6" officeooo:paragraph-rsid="001030e6"/>
    </style:style>
    <style:style style:name="P22" style:family="paragraph" style:parent-style-name="Standard" style:list-style-name="L8">
      <style:text-properties officeooo:rsid="0022a21d" officeooo:paragraph-rsid="0022a21d"/>
    </style:style>
    <style:style style:name="P23" style:family="paragraph" style:parent-style-name="Standard">
      <style:text-properties officeooo:rsid="0011b7c0" officeooo:paragraph-rsid="0011b7c0"/>
    </style:style>
    <style:style style:name="P24" style:family="paragraph" style:parent-style-name="Standard" style:list-style-name="L10">
      <style:text-properties officeooo:rsid="0011b7c0" officeooo:paragraph-rsid="0011b7c0"/>
    </style:style>
    <style:style style:name="P25" style:family="paragraph" style:parent-style-name="Standard" style:list-style-name="L11">
      <style:text-properties officeooo:rsid="001f926b" officeooo:paragraph-rsid="001f926b"/>
    </style:style>
    <style:style style:name="P26" style:family="paragraph" style:parent-style-name="Standard" style:list-style-name="L11">
      <style:text-properties officeooo:rsid="0022318f" officeooo:paragraph-rsid="0022318f"/>
    </style:style>
    <style:style style:name="P27" style:family="paragraph" style:parent-style-name="Standard">
      <style:text-properties officeooo:rsid="0022318f" officeooo:paragraph-rsid="0022318f"/>
    </style:style>
    <style:style style:name="P28" style:family="paragraph" style:parent-style-name="Standard">
      <style:text-properties officeooo:rsid="002516e5" officeooo:paragraph-rsid="002516e5"/>
    </style:style>
    <style:style style:name="P29" style:family="paragraph" style:parent-style-name="Standard" style:list-style-name="L12">
      <style:text-properties officeooo:rsid="002516e5" officeooo:paragraph-rsid="002516e5"/>
    </style:style>
    <style:style style:name="P30" style:family="paragraph" style:parent-style-name="Standard" style:list-style-name="L13">
      <style:text-properties officeooo:rsid="002516e5" officeooo:paragraph-rsid="002516e5"/>
    </style:style>
    <style:style style:name="P31" style:family="paragraph" style:parent-style-name="Standard">
      <style:text-properties officeooo:rsid="00293ab9" officeooo:paragraph-rsid="00293ab9"/>
    </style:style>
    <style:style style:name="P32" style:family="paragraph" style:parent-style-name="Standard" style:list-style-name="L14">
      <style:text-properties officeooo:rsid="00293ab9" officeooo:paragraph-rsid="00293ab9"/>
    </style:style>
    <style:style style:name="P33" style:family="paragraph" style:parent-style-name="Standard" style:list-style-name="L14">
      <style:text-properties officeooo:rsid="00295117" officeooo:paragraph-rsid="00295117"/>
    </style:style>
    <style:style style:name="P34" style:family="paragraph" style:parent-style-name="Standard">
      <style:text-properties officeooo:rsid="00295117" officeooo:paragraph-rsid="00295117"/>
    </style:style>
    <style:style style:name="P35" style:family="paragraph" style:parent-style-name="Standard">
      <style:text-properties officeooo:rsid="002addb0" officeooo:paragraph-rsid="002addb0"/>
    </style:style>
    <style:style style:name="T1" style:family="text">
      <style:text-properties officeooo:rsid="000fd344"/>
    </style:style>
    <style:style style:name="T2" style:family="text">
      <style:text-properties officeooo:rsid="0013be08"/>
    </style:style>
    <style:style style:name="T3" style:family="text">
      <style:text-properties officeooo:rsid="00141466"/>
    </style:style>
    <style:style style:name="T4" style:family="text">
      <style:text-properties officeooo:rsid="00160066"/>
    </style:style>
    <style:style style:name="T5" style:family="text">
      <style:text-properties officeooo:rsid="001844b1"/>
    </style:style>
    <style:style style:name="T6" style:family="text">
      <style:text-properties officeooo:rsid="0019257d"/>
    </style:style>
    <style:style style:name="T7" style:family="text">
      <style:text-properties officeooo:rsid="001eb98b"/>
    </style:style>
    <style:style style:name="T8" style:family="text">
      <style:text-properties officeooo:rsid="001f926b"/>
    </style:style>
    <style:style style:name="T9" style:family="text">
      <style:text-properties officeooo:rsid="002516e5"/>
    </style:style>
    <style:style style:name="T10" style:family="text">
      <style:text-properties officeooo:rsid="00268fc5"/>
    </style:style>
    <style:style style:name="T11" style:family="text">
      <style:text-properties officeooo:rsid="002b71df"/>
    </style:style>
    <style:style style:name="T12" style:family="text">
      <style:text-properties officeooo:rsid="002c8d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inActivity:</text:p>
      <text:list xml:id="list279431405" text:style-name="L1">
        <text:list-item>
          <text:p text:style-name="P4"><text:span text:style-name="T6">provides</text:span><text:span text:style-name="T5"> buttons to go to gameplay,settings,highscores or exits</text:span></text:p>
        </text:list-item>
      </text:list>
      <text:p text:style-name="P5"/>
      <text:p text:style-name="P5">Gameplaycontroller:</text:p>
      <text:list xml:id="list943236082" text:style-name="L2">
        <text:list-item>
          <text:p text:style-name="P6">makes in-game objects</text:p>
        </text:list-item>
        <text:list-item>
          <text:p text:style-name="P10">handels game</text:p>
        </text:list-item>
        <text:list-item>
          <text:p text:style-name="P10">stores highscores</text:p>
        </text:list-item>
      </text:list>
      <text:p text:style-name="P5"/>
      <text:p text:style-name="P7">Viewcontroller:</text:p>
      <text:list xml:id="list658600981" text:style-name="L3">
        <text:list-item>
          <text:p text:style-name="P8">make gameplay object<text:span text:style-name="T11">s</text:span><text:span text:style-name="T12">(draw them)</text:span></text:p>
        </text:list-item>
        <text:list-item>
          <text:p text:style-name="P11"><text:span text:style-name="T1">takes care of all movements </text:span><text:span text:style-name="T3">in game (on screen)</text:span></text:p>
        </text:list-item>
        <text:list-item>
          <text:p text:style-name="P8">handels input</text:p>
        </text:list-item>
      </text:list>
      <text:p text:style-name="P7"/>
      <text:p text:style-name="P7">Soundcontroller:</text:p>
      <text:list xml:id="list706770784" text:style-name="L4">
        <text:list-item>
          <text:p text:style-name="P12"><text:span text:style-name="T1">takes care of all </text:span><text:span text:style-name="T2">sounds in game</text:span></text:p>
        </text:list-item>
      </text:list>
      <text:p text:style-name="P7"/>
      <text:p text:style-name="P13">Settingscontroller:</text:p>
      <text:list xml:id="list755673403" text:style-name="L5">
        <text:list-item>
          <text:p text:style-name="P14">displays settings</text:p>
        </text:list-item>
      </text:list>
      <text:p text:style-name="P13"/>
      <text:p text:style-name="P13">Highscorescontroller:</text:p>
      <text:list xml:id="list1350239897" text:style-name="L6">
        <text:list-item>
          <text:p text:style-name="P15"><text:span text:style-name="T4">displays highscores, </text:span><text:span text:style-name="T7">using datafrom mysqlite database</text:span></text:p>
        </text:list-item>
      </text:list>
      <text:p text:style-name="P9"/>
      <text:p text:style-name="P7"/>
      <text:p text:style-name="P16">Here are some in-game classes I would like to implement.</text:p>
      <text:p text:style-name="P17">Class &lt;name&gt;:</text:p>
      <text:list xml:id="list1438896626" text:style-name="L7">
        <text:list-item>
          <text:p text:style-name="P18">&lt;method&gt;</text:p>
        </text:list-item>
      </text:list>
      <text:p text:style-name="P7"/>
      <text:p text:style-name="P19">Class ship:</text:p>
      <text:list xml:id="list1173971465" text:style-name="L8">
        <text:list-item>
          <text:p text:style-name="P20">movements</text:p>
        </text:list-item>
        <text:list-item>
          <text:p text:style-name="P20">shoot</text:p>
        </text:list-item>
        <text:list-item>
          <text:p text:style-name="P22">collision</text:p>
        </text:list-item>
      </text:list>
      <text:p text:style-name="P19"/>
      <text:p text:style-name="P19">Class enemy_ship extends ship:</text:p>
      <text:list xml:id="list73610769" text:style-name="L9">
        <text:list-item>
          <text:p text:style-name="P21">add specific movements</text:p>
        </text:list-item>
        <text:list-item>
          <text:p text:style-name="P21">add specific shots</text:p>
        </text:list-item>
        <text:list-item>
          <text:p text:style-name="P21">add specific abilities</text:p>
        </text:list-item>
      </text:list>
      <text:p text:style-name="P19"/>
      <text:p text:style-name="P23">Class my_ship extends ship:</text:p>
      <text:list xml:id="list643036099" text:style-name="L10">
        <text:list-item>
          <text:p text:style-name="P24">override movements</text:p>
        </text:list-item>
        <text:list-item>
          <text:p text:style-name="P24">override shoot</text:p>
        </text:list-item>
      </text:list>
      <text:p text:style-name="P23"/>
      <text:p text:style-name="P1"><text:span text:style-name="T8">Class </text:span><text:span text:style-name="T9">game_</text:span><text:span text:style-name="T8">object:</text:span></text:p>
      <text:list xml:id="list1205593278" text:style-name="L11">
        <text:list-item>
          <text:p text:style-name="P25">movement</text:p>
        </text:list-item>
        <text:list-item>
          <text:p text:style-name="P26">collision</text:p>
        </text:list-item>
      </text:list>
      <text:p text:style-name="P27"/>
      <text:p text:style-name="P28">Class power_up extends game_object:</text:p>
      <text:list xml:id="list1244104472" text:style-name="L12">
        <text:list-item>
          <text:p text:style-name="P29">add specific power_up</text:p>
        </text:list-item>
      </text:list>
      <text:p text:style-name="P28"><text:soft-page-break/>Class beams extends game_object:</text:p>
      <text:list xml:id="list334327417" text:style-name="L13">
        <text:list-item>
          <text:p text:style-name="P30">override <text:s/>values </text:p>
        </text:list-item>
      </text:list>
      <text:p text:style-name="P28"/>
      <text:p text:style-name="P2"><text:span text:style-name="T9">Class </text:span><text:span text:style-name="T10">bullets</text:span><text:span text:style-name="T9"> extends game_object:</text:span></text:p>
      <text:list xml:id="list1012154922" text:continue-numbering="true" text:style-name="L13">
        <text:list-item>
          <text:p text:style-name="P30">override <text:s/>values </text:p>
        </text:list-item>
      </text:list>
      <text:p text:style-name="P28"/>
      <text:p text:style-name="P28"/>
      <text:p text:style-name="P31">Databases:</text:p>
      <text:p text:style-name="P31"/>
      <text:p text:style-name="P31">Highscores-database:</text:p>
      <text:list xml:id="list1768703964" text:style-name="L14">
        <text:list-item>
          <text:p text:style-name="P32">user</text:p>
        </text:list-item>
        <text:list-item>
          <text:p text:style-name="P32">score</text:p>
        </text:list-item>
        <text:list-item>
          <text:p text:style-name="P32">level</text:p>
        </text:list-item>
        <text:list-item>
          <text:p text:style-name="P33">lives (if reached end)</text:p>
        </text:list-item>
      </text:list>
      <text:p text:style-name="P34"/>
      <text:p text:style-name="P34"/>
      <text:p text:style-name="P35">Styles:</text:p>
      <text:p text:style-name="P35"/>
      <text:p text:style-name="P35">Java-code:</text:p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dy </meta:initial-creator>
    <meta:creation-date>2013-12-11T21:10:54</meta:creation-date>
    <dc:date>2013-12-16T12:56:39</dc:date>
    <dc:creator>Freddy </dc:creator>
    <meta:editing-duration>PT28M10S</meta:editing-duration>
    <meta:editing-cycles>31</meta:editing-cycles>
    <meta:generator>LibreOffice/3.6$Linux_X86_64 LibreOffice_project/360m1$Build-2</meta:generator>
    <meta:document-statistic meta:table-count="0" meta:image-count="0" meta:object-count="0" meta:page-count="2" meta:paragraph-count="47" meta:word-count="152" meta:character-count="974" meta:non-whitespace-character-count="893"/>
  </office:meta>
</office:document-meta>
</file>